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Courier New2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style:contextual-spacing="false" fo:line-height="100%"/>
    </style:style>
    <style:style style:name="P2" style:family="paragraph" style:parent-style-name="Standard">
      <style:paragraph-properties fo:margin-top="0in" fo:margin-bottom="0in" style:contextual-spacing="false" fo:line-height="100%" fo:text-indent="0.5in" style:auto-text-indent="false"/>
    </style:style>
    <style:style style:name="P3" style:family="paragraph" style:parent-style-name="Standard">
      <style:paragraph-properties fo:margin-top="0in" fo:margin-bottom="0in" style:contextual-spacing="false" fo:line-height="100%"/>
      <style:text-properties officeooo:paragraph-rsid="000ec2c1"/>
    </style:style>
    <style:style style:name="P4" style:family="paragraph" style:parent-style-name="Standard">
      <style:paragraph-properties fo:margin-top="0in" fo:margin-bottom="0in" style:contextual-spacing="false" fo:line-height="100%"/>
      <style:text-properties officeooo:paragraph-rsid="00356e0d"/>
    </style:style>
    <style:style style:name="P5" style:family="paragraph" style:parent-style-name="Standard">
      <style:paragraph-properties fo:margin-top="0in" fo:margin-bottom="0in" style:contextual-spacing="false" fo:line-height="100%" fo:text-indent="0.5in" style:auto-text-indent="false"/>
      <style:text-properties officeooo:paragraph-rsid="0035920e"/>
    </style:style>
    <style:style style:name="P6" style:family="paragraph" style:parent-style-name="Standard">
      <style:paragraph-properties fo:margin-top="0in" fo:margin-bottom="0in" style:contextual-spacing="false" fo:line-height="100%" fo:text-indent="0.5in" style:auto-text-indent="false"/>
      <style:text-properties officeooo:paragraph-rsid="0036038b"/>
    </style:style>
    <style:style style:name="P7" style:family="paragraph" style:parent-style-name="Standard">
      <style:paragraph-properties fo:margin-top="0in" fo:margin-bottom="0in" style:contextual-spacing="false" fo:line-height="100%"/>
      <style:text-properties officeooo:paragraph-rsid="0036ecf7"/>
    </style:style>
    <style:style style:name="P8" style:family="paragraph" style:parent-style-name="Standard">
      <style:paragraph-properties fo:margin-top="0in" fo:margin-bottom="0in" style:contextual-spacing="false" fo:line-height="100%"/>
      <style:text-properties officeooo:paragraph-rsid="003849be"/>
    </style:style>
    <style:style style:name="P9" style:family="paragraph" style:parent-style-name="Standard">
      <style:paragraph-properties fo:margin-top="0in" fo:margin-bottom="0in" style:contextual-spacing="false" fo:line-height="100%"/>
      <style:text-properties officeooo:paragraph-rsid="0038f61f"/>
    </style:style>
    <style:style style:name="P10" style:family="paragraph" style:parent-style-name="Frame_20_contents">
      <style:paragraph-properties fo:margin-top="0in" fo:margin-bottom="0in" style:contextual-spacing="false"/>
    </style:style>
    <style:style style:name="P11" style:family="paragraph" style:parent-style-name="Standard">
      <style:paragraph-properties fo:margin-top="0in" fo:margin-bottom="0in" style:contextual-spacing="false"/>
    </style:style>
    <style:style style:name="P12" style:family="paragraph" style:parent-style-name="Frame_20_contents">
      <style:text-properties officeooo:paragraph-rsid="00175fea"/>
    </style:style>
    <style:style style:name="P13" style:family="paragraph" style:parent-style-name="Heading_20_2">
      <style:paragraph-properties fo:margin-top="0.1945in" fo:margin-bottom="0.1945in" style:contextual-spacing="false"/>
      <style:text-properties fo:font-size="12pt" officeooo:rsid="000ac951" officeooo:paragraph-rsid="000ac951" style:font-size-asian="12pt" style:font-size-complex="12pt"/>
    </style:style>
    <style:style style:name="P14" style:family="paragraph" style:parent-style-name="Heading_20_2">
      <style:paragraph-properties fo:margin-top="0.1945in" fo:margin-bottom="0.1945in" style:contextual-spacing="false"/>
      <style:text-properties fo:font-size="12pt" officeooo:rsid="000ac951" officeooo:paragraph-rsid="00175fea" style:font-size-asian="12pt" style:font-size-complex="12pt"/>
    </style:style>
    <style:style style:name="P15" style:family="paragraph" style:parent-style-name="Heading_20_2">
      <style:paragraph-properties fo:margin-top="0.1945in" fo:margin-bottom="0.1945in" style:contextual-spacing="false"/>
      <style:text-properties fo:font-size="12pt" officeooo:rsid="000ac951" officeooo:paragraph-rsid="001846e1" style:font-size-asian="12pt" style:font-size-complex="12pt"/>
    </style:style>
    <style:style style:name="P16" style:family="paragraph" style:parent-style-name="Standard">
      <style:paragraph-properties fo:margin-top="0in" fo:margin-bottom="0.139in" style:contextual-spacing="false" fo:break-before="page"/>
    </style:style>
    <style:style style:name="P17" style:family="paragraph" style:parent-style-name="Standard">
      <style:paragraph-properties fo:margin-top="0in" fo:margin-bottom="0in" style:contextual-spacing="false" fo:text-indent="0.5in" style:auto-text-indent="false" fo:break-before="page"/>
    </style:style>
    <style:style style:name="P18" style:family="paragraph" style:parent-style-name="Frame_20_contents">
      <style:text-properties officeooo:paragraph-rsid="0020e0e2"/>
    </style:style>
    <style:style style:name="P19" style:family="paragraph" style:parent-style-name="Heading_20_2">
      <style:paragraph-properties fo:margin-top="0.1902in" fo:margin-bottom="0.1902in" style:contextual-spacing="true"/>
      <style:text-properties style:font-name="Courier New" fo:font-size="12pt" fo:font-weight="normal" officeooo:rsid="0022209e" officeooo:paragraph-rsid="0022209e" style:font-size-asian="12pt" style:font-weight-asian="normal" style:font-size-complex="12pt"/>
    </style:style>
    <style:style style:name="P20" style:family="paragraph" style:parent-style-name="Heading_20_2">
      <style:paragraph-properties fo:margin-top="0.1902in" fo:margin-bottom="0.1902in" style:contextual-spacing="true"/>
      <style:text-properties style:font-name="Courier New" fo:font-size="12pt" fo:font-weight="normal" officeooo:rsid="0022209e" officeooo:paragraph-rsid="0028813b" style:font-size-asian="12pt" style:font-weight-asian="normal" style:font-size-complex="12pt"/>
    </style:style>
    <style:style style:name="P21" style:family="paragraph" style:parent-style-name="Heading_20_2">
      <style:paragraph-properties fo:margin-top="0.1902in" fo:margin-bottom="0.1902in" style:contextual-spacing="true"/>
      <style:text-properties style:font-name="Courier New" fo:font-size="12pt" fo:font-weight="normal" officeooo:rsid="0022209e" officeooo:paragraph-rsid="002b77eb" style:font-size-asian="12pt" style:font-weight-asian="normal" style:font-size-complex="12pt"/>
    </style:style>
    <style:style style:name="P22" style:family="paragraph" style:parent-style-name="Heading_20_2">
      <style:paragraph-properties fo:margin-top="0.1902in" fo:margin-bottom="0.1902in" style:contextual-spacing="true"/>
      <style:text-properties style:font-name="Courier New" fo:font-size="12pt" fo:font-weight="normal" officeooo:rsid="0022209e" officeooo:paragraph-rsid="002bfccc" style:font-size-asian="12pt" style:font-weight-asian="normal" style:font-size-complex="12pt"/>
    </style:style>
    <style:style style:name="P23" style:family="paragraph" style:parent-style-name="Heading_20_2">
      <style:paragraph-properties fo:margin-top="0.1902in" fo:margin-bottom="0.1902in" style:contextual-spacing="true"/>
      <style:text-properties style:font-name="Courier New" fo:font-size="12pt" fo:font-weight="normal" officeooo:rsid="0022209e" officeooo:paragraph-rsid="002de1db" style:font-size-asian="12pt" style:font-weight-asian="normal" style:font-size-complex="12pt"/>
    </style:style>
    <style:style style:name="P24" style:family="paragraph" style:parent-style-name="Heading_20_2">
      <style:paragraph-properties fo:margin-top="0.0756in" fo:margin-bottom="0.0756in" style:contextual-spacing="false" fo:line-height="100%"/>
      <style:text-properties style:font-name="Courier New" fo:font-size="12pt" fo:font-weight="normal" officeooo:rsid="0022209e" officeooo:paragraph-rsid="00481c84" style:font-size-asian="12pt" style:font-weight-asian="normal" style:font-size-complex="12pt"/>
    </style:style>
    <style:style style:name="P25" style:family="paragraph" style:parent-style-name="Heading_20_2">
      <style:paragraph-properties fo:margin-top="0.1902in" fo:margin-bottom="0.1902in" style:contextual-spacing="true" fo:line-height="100%"/>
      <style:text-properties style:font-name="Courier New" fo:font-size="12pt" fo:font-weight="normal" officeooo:rsid="0022209e" officeooo:paragraph-rsid="0043147d" style:font-size-asian="12pt" style:font-weight-asian="normal" style:font-size-complex="12pt"/>
    </style:style>
    <style:style style:name="P26" style:family="paragraph" style:parent-style-name="Heading_20_2">
      <style:paragraph-properties fo:margin-top="0.1902in" fo:margin-bottom="0.1902in" style:contextual-spacing="true"/>
      <style:text-properties style:font-name="Courier New" fo:font-size="12pt" fo:font-weight="normal" officeooo:rsid="0022209e" officeooo:paragraph-rsid="00481c84" style:font-size-asian="12pt" style:font-weight-asian="normal" style:font-size-complex="12pt"/>
    </style:style>
    <style:style style:name="P27" style:family="paragraph" style:parent-style-name="Heading_20_2">
      <style:paragraph-properties fo:margin-top="0.1902in" fo:margin-bottom="0.1902in" style:contextual-spacing="true"/>
      <style:text-properties style:font-name="Courier New" fo:font-size="12pt" fo:font-weight="normal" officeooo:rsid="0022209e" officeooo:paragraph-rsid="0043147d" style:font-size-asian="12pt" style:font-weight-asian="normal" style:font-size-complex="12pt"/>
    </style:style>
    <style:style style:name="P28" style:family="paragraph" style:parent-style-name="Heading_20_2">
      <style:paragraph-properties fo:margin-top="0.1902in" fo:margin-bottom="0.1902in" style:contextual-spacing="true"/>
      <style:text-properties style:font-name="Courier New" fo:font-size="12pt" fo:font-weight="normal" officeooo:rsid="0028813b" officeooo:paragraph-rsid="0028813b" style:font-size-asian="12pt" style:font-weight-asian="normal" style:font-size-complex="12pt"/>
    </style:style>
    <style:style style:name="P29" style:family="paragraph" style:parent-style-name="Heading_20_2">
      <style:paragraph-properties fo:margin-top="0.1902in" fo:margin-bottom="0.1902in" style:contextual-spacing="true"/>
      <style:text-properties style:font-name="Courier New" fo:font-size="12pt" fo:font-weight="normal" officeooo:rsid="002de1db" officeooo:paragraph-rsid="002de1db" style:font-size-asian="12pt" style:font-weight-asian="normal" style:font-size-complex="12pt"/>
    </style:style>
    <style:style style:name="P30" style:family="paragraph" style:parent-style-name="Heading_20_2">
      <style:paragraph-properties fo:margin-top="0.1902in" fo:margin-bottom="0.1902in" style:contextual-spacing="true"/>
      <style:text-properties style:font-name="Courier New" fo:font-size="12pt" fo:font-weight="normal" officeooo:rsid="002fc4a6" officeooo:paragraph-rsid="002fc4a6" style:font-size-asian="12pt" style:font-weight-asian="normal" style:font-size-complex="12pt"/>
    </style:style>
    <style:style style:name="P31" style:family="paragraph" style:parent-style-name="Heading_20_2">
      <style:paragraph-properties fo:margin-top="0.0217in" fo:margin-bottom="0.0217in" style:contextual-spacing="false" fo:line-height="100%"/>
      <style:text-properties style:font-name="Courier New" officeooo:rsid="000ac951" officeooo:paragraph-rsid="00423ede"/>
    </style:style>
    <style:style style:name="P32" style:family="paragraph" style:parent-style-name="Heading_20_2">
      <style:paragraph-properties fo:margin-top="0.0217in" fo:margin-bottom="0.0217in" style:contextual-spacing="false" fo:line-height="100%"/>
      <style:text-properties style:font-name="Courier New" officeooo:rsid="000ac951" officeooo:paragraph-rsid="0043147d"/>
    </style:style>
    <style:style style:name="P33" style:family="paragraph" style:parent-style-name="Frame_20_contents">
      <style:text-properties officeooo:paragraph-rsid="0033ba9f"/>
    </style:style>
    <style:style style:name="P34" style:family="paragraph" style:parent-style-name="Frame_20_contents">
      <style:text-properties officeooo:rsid="0033ba9f" officeooo:paragraph-rsid="0033ba9f"/>
    </style:style>
    <style:style style:name="P35" style:family="paragraph" style:parent-style-name="Heading_20_2">
      <style:paragraph-properties fo:margin-top="0.1945in" fo:margin-bottom="0.1945in" style:contextual-spacing="false"/>
      <style:text-properties fo:font-weight="bold" officeooo:rsid="003bb1cf" officeooo:paragraph-rsid="003bb1cf" style:font-weight-asian="bold" style:font-weight-complex="bold"/>
    </style:style>
    <style:style style:name="P36" style:family="paragraph" style:parent-style-name="Heading_20_2">
      <style:paragraph-properties fo:margin-top="0.0217in" fo:margin-bottom="0.0217in" style:contextual-spacing="false" fo:line-height="100%"/>
      <style:text-properties officeooo:rsid="000ac951" officeooo:paragraph-rsid="00476bf0"/>
    </style:style>
    <style:style style:name="P37" style:family="paragraph" style:parent-style-name="Heading_20_2">
      <style:paragraph-properties fo:margin-top="0.1945in" fo:margin-bottom="0.1945in" style:contextual-spacing="false"/>
    </style:style>
    <style:style style:name="P38" style:family="paragraph" style:parent-style-name="Heading_20_2">
      <style:paragraph-properties fo:margin-top="0.1945in" fo:margin-bottom="0.1945in" style:contextual-spacing="false"/>
      <style:text-properties officeooo:rsid="000ac951" officeooo:paragraph-rsid="000ac951"/>
    </style:style>
    <style:style style:name="P39" style:family="paragraph" style:parent-style-name="Heading_20_2">
      <style:paragraph-properties fo:margin-top="0.1945in" fo:margin-bottom="0.1945in" style:contextual-spacing="false"/>
      <style:text-properties officeooo:rsid="000ac951" officeooo:paragraph-rsid="003d6903"/>
    </style:style>
    <style:style style:name="P40" style:family="paragraph" style:parent-style-name="Heading_20_2">
      <style:paragraph-properties fo:margin-top="0.0362in" fo:margin-bottom="0.0362in" style:contextual-spacing="false" fo:line-height="100%"/>
      <style:text-properties officeooo:rsid="000ac951" officeooo:paragraph-rsid="004a5e0b"/>
    </style:style>
    <style:style style:name="P41" style:family="paragraph" style:parent-style-name="Heading_20_2">
      <style:paragraph-properties fo:margin-top="0.1945in" fo:margin-bottom="0.1945in" style:contextual-spacing="false" fo:line-height="100%"/>
      <style:text-properties officeooo:rsid="000ac951" officeooo:paragraph-rsid="00513420"/>
    </style:style>
    <style:style style:name="P42" style:family="paragraph" style:parent-style-name="Heading_20_2">
      <style:paragraph-properties fo:margin-top="0.1945in" fo:margin-bottom="0.1945in" style:contextual-spacing="false"/>
      <style:text-properties officeooo:rsid="00121aca" officeooo:paragraph-rsid="00121aca"/>
    </style:style>
    <style:style style:name="P43" style:family="paragraph" style:parent-style-name="Heading_20_2">
      <style:paragraph-properties fo:margin-top="0.1945in" fo:margin-bottom="0.1945in" style:contextual-spacing="false"/>
      <style:text-properties officeooo:rsid="00121aca" officeooo:paragraph-rsid="00513420"/>
    </style:style>
    <style:style style:name="P44" style:family="paragraph" style:parent-style-name="Heading_20_2">
      <style:paragraph-properties fo:margin-top="0.1945in" fo:margin-bottom="0.1945in" style:contextual-spacing="false"/>
      <style:text-properties officeooo:rsid="0019bd6d" officeooo:paragraph-rsid="0019bd6d"/>
    </style:style>
    <style:style style:name="P45" style:family="paragraph" style:parent-style-name="Heading_20_2">
      <style:paragraph-properties fo:margin-top="0.1945in" fo:margin-bottom="0.1945in" style:contextual-spacing="false"/>
      <style:text-properties officeooo:rsid="0019bd6d" officeooo:paragraph-rsid="004f13f8"/>
    </style:style>
    <style:style style:name="P46" style:family="paragraph" style:parent-style-name="Heading_20_2">
      <style:paragraph-properties fo:margin-top="0.1945in" fo:margin-bottom="0.1945in" style:contextual-spacing="false"/>
      <style:text-properties officeooo:rsid="0019bd6d" officeooo:paragraph-rsid="00513420"/>
    </style:style>
    <style:style style:name="P47" style:family="paragraph" style:parent-style-name="Heading_20_2">
      <style:paragraph-properties fo:margin-top="0.1902in" fo:margin-bottom="0.1902in" style:contextual-spacing="true"/>
      <style:text-properties officeooo:rsid="0022209e" officeooo:paragraph-rsid="0022209e"/>
    </style:style>
    <style:style style:name="P48" style:family="paragraph" style:parent-style-name="Heading_20_2">
      <style:paragraph-properties fo:margin-top="0.1902in" fo:margin-bottom="0.1902in" style:contextual-spacing="true"/>
      <style:text-properties officeooo:rsid="0022209e" officeooo:paragraph-rsid="00513420"/>
    </style:style>
    <style:style style:name="P49" style:family="paragraph" style:parent-style-name="Heading_20_2">
      <style:paragraph-properties fo:margin-top="0in" fo:margin-bottom="0in" style:contextual-spacing="false" fo:line-height="100%"/>
      <style:text-properties style:font-name="Courier New" fo:font-size="12pt" fo:font-weight="normal" officeooo:rsid="00279078" officeooo:paragraph-rsid="0043147d" style:font-size-asian="12pt" style:font-weight-asian="normal" style:font-size-complex="12pt"/>
    </style:style>
    <style:style style:name="P50" style:family="paragraph" style:parent-style-name="Heading_20_2">
      <style:paragraph-properties fo:margin-top="0.1902in" fo:margin-bottom="0.1902in" style:contextual-spacing="true"/>
      <style:text-properties style:font-name="Courier New" fo:font-size="12pt" fo:font-weight="normal" officeooo:rsid="0022209e" officeooo:paragraph-rsid="004a5e0b" style:font-size-asian="12pt" style:font-weight-asian="normal" style:font-size-complex="12pt"/>
    </style:style>
    <style:style style:name="P51" style:family="paragraph" style:parent-style-name="Heading_20_2">
      <style:paragraph-properties fo:margin-top="0.1945in" fo:margin-bottom="0.1945in" style:contextual-spacing="false"/>
      <style:text-properties style:font-name="Courier New" fo:font-size="12pt" fo:font-weight="normal" officeooo:rsid="0022209e" officeooo:paragraph-rsid="00121aca" style:font-size-asian="12pt" style:font-weight-asian="normal" style:font-size-complex="12pt"/>
    </style:style>
    <style:style style:name="P52" style:family="paragraph" style:parent-style-name="Heading_20_2">
      <style:paragraph-properties fo:margin-top="0.0756in" fo:margin-bottom="0.0756in" style:contextual-spacing="false" fo:line-height="100%"/>
      <style:text-properties style:font-name="Courier New" fo:font-size="12pt" fo:font-weight="normal" officeooo:rsid="0022209e" officeooo:paragraph-rsid="00481c84" style:font-size-asian="12pt" style:font-weight-asian="normal" style:font-size-complex="12pt"/>
    </style:style>
    <style:style style:name="P53" style:family="paragraph" style:parent-style-name="Heading_20_2">
      <style:paragraph-properties fo:margin-top="0.1902in" fo:margin-bottom="0.1902in" style:contextual-spacing="true"/>
      <style:text-properties style:font-name="Courier New" fo:font-size="12pt" fo:font-weight="normal" officeooo:rsid="0022209e" officeooo:paragraph-rsid="00513420" style:font-size-asian="12pt" style:font-weight-asian="normal" style:font-size-complex="12pt"/>
    </style:style>
    <style:style style:name="P54" style:family="paragraph" style:parent-style-name="Heading_20_2">
      <style:paragraph-properties fo:margin-top="0.1902in" fo:margin-bottom="0.1902in" style:contextual-spacing="true"/>
      <style:text-properties style:font-name="Courier New" fo:font-size="12pt" fo:font-weight="normal" officeooo:rsid="002de1db" officeooo:paragraph-rsid="00513420" style:font-size-asian="12pt" style:font-weight-asian="normal" style:font-size-complex="12pt"/>
    </style:style>
    <style:style style:name="P55" style:family="paragraph" style:parent-style-name="Heading_20_2">
      <style:paragraph-properties fo:margin-top="0.1902in" fo:margin-bottom="0.1902in" style:contextual-spacing="true"/>
      <style:text-properties style:font-name="Courier New" fo:font-size="12pt" fo:font-weight="normal" officeooo:rsid="002fc4a6" officeooo:paragraph-rsid="00513420" style:font-size-asian="12pt" style:font-weight-asian="normal" style:font-size-complex="12pt"/>
    </style:style>
    <style:style style:name="P56" style:family="paragraph" style:parent-style-name="Heading_20_2">
      <style:paragraph-properties fo:margin-top="0.1945in" fo:margin-bottom="0.1945in" style:contextual-spacing="false"/>
      <style:text-properties officeooo:rsid="00157e60" officeooo:paragraph-rsid="00157e60"/>
    </style:style>
    <style:style style:name="P57" style:family="paragraph" style:parent-style-name="Heading_20_2">
      <style:paragraph-properties fo:margin-top="0in" fo:margin-bottom="0in" style:contextual-spacing="false"/>
    </style:style>
    <style:style style:name="P58" style:family="paragraph" style:parent-style-name="Heading_20_2">
      <style:paragraph-properties fo:margin-top="0.1945in" fo:margin-bottom="0.1945in" style:contextual-spacing="false"/>
      <style:text-properties officeooo:paragraph-rsid="000ec2c1"/>
    </style:style>
    <style:style style:name="P59" style:family="paragraph" style:parent-style-name="Heading_20_2">
      <style:paragraph-properties fo:margin-top="0.1945in" fo:margin-bottom="0.1945in" style:contextual-spacing="false"/>
      <style:text-properties officeooo:rsid="004ca34b" officeooo:paragraph-rsid="004ca34b"/>
    </style:style>
    <style:style style:name="P60" style:family="paragraph" style:parent-style-name="Heading_20_2">
      <style:paragraph-properties fo:margin-top="0.0756in" fo:margin-bottom="0.0756in" style:contextual-spacing="false" fo:line-height="100%"/>
      <style:text-properties style:font-name="Times New Roman" fo:font-size="12pt" fo:font-weight="normal" officeooo:rsid="00496d32" officeooo:paragraph-rsid="00496d32" style:font-size-asian="12pt" style:font-weight-asian="normal" style:font-size-complex="12pt"/>
    </style:style>
    <style:style style:name="P61" style:family="paragraph" style:parent-style-name="Heading_20_2">
      <style:paragraph-properties fo:margin-top="0.1945in" fo:margin-bottom="0.1945in" style:contextual-spacing="false"/>
      <style:text-properties officeooo:rsid="00508303" officeooo:paragraph-rsid="00508303"/>
    </style:style>
    <style:style style:name="P62" style:family="paragraph" style:parent-style-name="Heading_20_2">
      <style:paragraph-properties fo:margin-top="0.1945in" fo:margin-bottom="0.1945in" style:contextual-spacing="false"/>
      <style:text-properties officeooo:paragraph-rsid="00513420"/>
    </style:style>
    <style:style style:name="P63" style:family="paragraph" style:parent-style-name="Heading_20_2">
      <style:paragraph-properties fo:margin-top="0.1945in" fo:margin-bottom="0.1945in" style:contextual-spacing="false"/>
      <style:text-properties style:text-underline-style="solid" style:text-underline-width="auto" style:text-underline-color="font-color" fo:font-weight="bold" officeooo:rsid="000ac951" officeooo:paragraph-rsid="000ac951" style:font-weight-asian="bold" style:font-weight-complex="bold"/>
    </style:style>
    <style:style style:name="P64" style:family="paragraph" style:parent-style-name="Standard">
      <style:paragraph-properties fo:margin-top="0in" fo:margin-bottom="0in" style:contextual-spacing="false" fo:line-height="100%"/>
    </style:style>
    <style:style style:name="P65" style:family="paragraph" style:parent-style-name="Text_20_body" style:list-style-name="L1"/>
    <style:style style:name="P66" style:family="paragraph" style:parent-style-name="Text_20_body" style:list-style-name="L1">
      <style:paragraph-properties fo:margin-top="0in" fo:margin-bottom="0in" style:contextual-spacing="false"/>
    </style:style>
    <style:style style:name="P67" style:family="paragraph" style:parent-style-name="Text_20_body" style:list-style-name="L1">
      <style:paragraph-properties fo:margin-top="0in" fo:margin-bottom="0in" style:contextual-spacing="false"/>
      <style:text-properties officeooo:paragraph-rsid="004ca34b"/>
    </style:style>
    <style:style style:name="P68" style:family="paragraph" style:parent-style-name="Text_20_body">
      <style:paragraph-properties fo:margin-top="0.1945in" fo:margin-bottom="0.1945in" style:contextual-spacing="false"/>
      <style:text-properties officeooo:rsid="00121aca" officeooo:paragraph-rsid="00121aca"/>
    </style:style>
    <style:style style:name="P69" style:family="paragraph" style:parent-style-name="Text_20_body">
      <style:text-properties officeooo:rsid="004ca34b" officeooo:paragraph-rsid="004ca34b"/>
    </style:style>
    <style:style style:name="P70" style:family="paragraph" style:parent-style-name="Text_20_body" style:list-style-name="L2"/>
    <style:style style:name="P71" style:family="paragraph" style:parent-style-name="Text_20_body" style:list-style-name="L2">
      <style:paragraph-properties fo:margin-top="0in" fo:margin-bottom="0in" style:contextual-spacing="false"/>
    </style:style>
    <style:style style:name="P72" style:family="paragraph" style:parent-style-name="Text_20_body" style:list-style-name="L4"/>
    <style:style style:name="P73" style:family="paragraph" style:parent-style-name="Text_20_body" style:list-style-name="L4">
      <style:paragraph-properties fo:margin-top="0in" fo:margin-bottom="0in" style:contextual-spacing="false"/>
    </style:style>
    <style:style style:name="P74" style:family="paragraph" style:parent-style-name="Text_20_body" style:list-style-name="L4">
      <style:paragraph-properties fo:margin-top="0in" fo:margin-bottom="0in" style:contextual-spacing="false"/>
      <style:text-properties officeooo:paragraph-rsid="004ca34b"/>
    </style:style>
    <style:style style:name="P75" style:family="paragraph" style:parent-style-name="Text_20_body">
      <style:paragraph-properties fo:margin-top="0.1945in" fo:margin-bottom="0.1945in" style:contextual-spacing="false"/>
      <style:text-properties fo:font-size="11pt" officeooo:rsid="004ca34b" officeooo:paragraph-rsid="004ca34b" style:font-size-asian="11pt" style:font-size-complex="11pt"/>
    </style:style>
    <style:style style:name="P76" style:family="paragraph" style:parent-style-name="Text_20_body">
      <style:paragraph-properties fo:margin-top="0.1945in" fo:margin-bottom="0.1945in" style:contextual-spacing="false"/>
      <style:text-properties officeooo:rsid="004f13f8" officeooo:paragraph-rsid="004f13f8"/>
    </style:style>
    <style:style style:name="P77" style:family="paragraph" style:parent-style-name="Text_20_body" style:list-style-name="L5"/>
    <style:style style:name="P78" style:family="paragraph" style:parent-style-name="Text_20_body" style:list-style-name="L5">
      <style:paragraph-properties fo:margin-top="0in" fo:margin-bottom="0in" style:contextual-spacing="false"/>
    </style:style>
    <style:style style:name="P79" style:family="paragraph" style:parent-style-name="Text_20_body" style:list-style-name="L6"/>
    <style:style style:name="P80" style:family="paragraph" style:parent-style-name="Text_20_body" style:list-style-name="L6">
      <style:paragraph-properties fo:margin-top="0in" fo:margin-bottom="0in" style:contextual-spacing="false"/>
    </style:style>
    <style:style style:name="P81" style:family="paragraph">
      <loext:graphic-properties draw:fill="none"/>
    </style:style>
    <style:style style:name="P82" style:family="paragraph">
      <loext:graphic-properties draw:fill="solid" draw:fill-color="#ffffff"/>
    </style:style>
    <style:style style:name="T1" style:family="text">
      <style:text-properties style:font-name="Times New Roman" fo:font-size="12pt" style:font-size-asian="12pt" style:font-name-complex="Times New Roman1" style:font-size-complex="12pt"/>
    </style:style>
    <style:style style:name="T2" style:family="text">
      <style:text-properties style:font-name="Times New Roman" fo:font-size="12pt" officeooo:rsid="000a725d" style:font-size-asian="12pt" style:font-name-complex="Times New Roman1" style:font-size-complex="12pt"/>
    </style:style>
    <style:style style:name="T3" style:family="text">
      <style:text-properties fo:font-size="12pt" fo:font-weight="normal" style:font-size-asian="12pt" style:font-weight-asian="normal" style:font-size-complex="12pt"/>
    </style:style>
    <style:style style:name="T4" style:family="text">
      <style:text-properties fo:font-size="12pt" fo:font-weight="normal" officeooo:rsid="000ac951" style:font-size-asian="12pt" style:font-weight-asian="normal" style:font-size-complex="12pt"/>
    </style:style>
    <style:style style:name="T5" style:family="text">
      <style:text-properties fo:font-size="12pt" fo:font-weight="normal" officeooo:rsid="0010bf4d" style:font-size-asian="12pt" style:font-weight-asian="normal" style:font-size-complex="12pt"/>
    </style:style>
    <style:style style:name="T6" style:family="text">
      <style:text-properties fo:font-size="12pt" fo:font-weight="normal" officeooo:rsid="0012ad12" style:font-size-asian="12pt" style:font-weight-asian="normal" style:font-size-complex="12pt"/>
    </style:style>
    <style:style style:name="T7" style:family="text">
      <style:text-properties fo:font-size="12pt" fo:font-weight="normal" officeooo:rsid="0019bd6d" style:font-size-asian="12pt" style:font-weight-asian="normal" style:font-size-complex="12pt"/>
    </style:style>
    <style:style style:name="T8" style:family="text">
      <style:text-properties fo:font-size="12pt" fo:font-weight="normal" officeooo:rsid="001a08f3" style:font-size-asian="12pt" style:font-weight-asian="normal" style:font-size-complex="12pt"/>
    </style:style>
    <style:style style:name="T9" style:family="text">
      <style:text-properties fo:font-size="12pt" fo:font-weight="normal" style:font-size-asian="12pt" style:font-weight-asian="normal" style:font-size-complex="12pt" style:font-weight-complex="normal"/>
    </style:style>
    <style:style style:name="T10" style:family="text">
      <style:text-properties fo:font-size="12pt" fo:font-weight="normal" officeooo:rsid="003d6903" style:font-size-asian="12pt" style:font-weight-asian="normal" style:font-size-complex="12pt"/>
    </style:style>
    <style:style style:name="T11" style:family="text">
      <style:text-properties fo:font-size="12pt" fo:font-weight="normal" officeooo:rsid="00423ede" style:font-size-asian="12pt" style:font-weight-asian="normal" style:font-size-complex="12pt"/>
    </style:style>
    <style:style style:name="T12" style:family="text">
      <style:text-properties fo:font-size="12pt" fo:font-weight="normal" officeooo:rsid="0022209e" style:font-size-asian="12pt" style:font-weight-asian="normal" style:font-size-complex="12pt"/>
    </style:style>
    <style:style style:name="T13" style:family="text">
      <style:text-properties fo:font-size="12pt" fo:font-weight="normal" officeooo:rsid="0028813b" style:font-size-asian="12pt" style:font-weight-asian="normal" style:font-size-complex="12pt"/>
    </style:style>
    <style:style style:name="T14" style:family="text">
      <style:text-properties fo:font-size="12pt" fo:font-weight="normal" officeooo:rsid="0043147d" style:font-size-asian="12pt" style:font-weight-asian="normal" style:font-size-complex="12pt"/>
    </style:style>
    <style:style style:name="T15" style:family="text">
      <style:text-properties fo:font-size="12pt" fo:font-weight="normal" officeooo:rsid="00440e19" style:font-size-asian="12pt" style:font-weight-asian="normal" style:font-size-complex="12pt"/>
    </style:style>
    <style:style style:name="T16" style:family="text">
      <style:text-properties fo:font-size="12pt" fo:font-weight="normal" officeooo:rsid="004d90b1" style:font-size-asian="12pt" style:font-weight-asian="normal" style:font-size-complex="12pt"/>
    </style:style>
    <style:style style:name="T17" style:family="text">
      <style:text-properties fo:font-size="12pt" fo:font-weight="normal" officeooo:rsid="004f13f8" style:font-size-asian="12pt" style:font-weight-asian="normal" style:font-size-complex="12pt"/>
    </style:style>
    <style:style style:name="T18" style:family="text">
      <style:text-properties fo:font-size="12pt" fo:font-weight="normal" officeooo:rsid="00513420" style:font-size-asian="12pt" style:font-weight-asian="normal" style:font-size-complex="12pt"/>
    </style:style>
    <style:style style:name="T19" style:family="text">
      <style:text-properties fo:font-size="12pt" style:font-size-asian="12pt" style:font-size-complex="12pt"/>
    </style:style>
    <style:style style:name="T20" style:family="text">
      <style:text-properties fo:font-size="12pt" fo:font-weight="bold" officeooo:rsid="0019bd6d" style:font-size-asian="12pt" style:font-weight-asian="bold" style:font-size-complex="12pt" style:font-weight-complex="bold"/>
    </style:style>
    <style:style style:name="T21" style:family="text">
      <style:text-properties fo:font-size="12pt" fo:font-weight="bold" officeooo:rsid="00423ede" style:font-size-asian="12pt" style:font-weight-asian="bold" style:font-size-complex="12pt" style:font-weight-complex="bold"/>
    </style:style>
    <style:style style:name="T22" style:family="text">
      <style:text-properties fo:color="#ff0000" loext:opacity="100%"/>
    </style:style>
    <style:style style:name="T23" style:family="text">
      <style:text-properties officeooo:rsid="000ac951"/>
    </style:style>
    <style:style style:name="T24" style:family="text">
      <style:text-properties fo:font-weight="normal" style:font-weight-asian="normal"/>
    </style:style>
    <style:style style:name="T25" style:family="text">
      <style:text-properties fo:font-weight="normal" style:font-weight-asian="normal" style:font-weight-complex="normal"/>
    </style:style>
    <style:style style:name="T26" style:family="text">
      <style:text-properties fo:font-weight="normal" officeooo:rsid="000ec2c1" style:font-weight-asian="normal" style:font-weight-complex="normal"/>
    </style:style>
    <style:style style:name="T27" style:family="text">
      <style:text-properties fo:font-weight="normal" officeooo:rsid="00175fea" style:font-weight-asian="normal" style:font-weight-complex="normal"/>
    </style:style>
    <style:style style:name="T28" style:family="text">
      <style:text-properties fo:font-weight="normal" officeooo:rsid="000cb685" style:font-weight-asian="normal" style:font-weight-complex="normal"/>
    </style:style>
    <style:style style:name="T29" style:family="text">
      <style:text-properties fo:font-weight="normal" officeooo:rsid="001846e1" style:font-weight-asian="normal" style:font-weight-complex="normal"/>
    </style:style>
    <style:style style:name="T30" style:family="text">
      <style:text-properties fo:font-weight="normal" officeooo:rsid="002628ac" style:font-weight-asian="normal" style:font-weight-complex="normal"/>
    </style:style>
    <style:style style:name="T31" style:family="text">
      <style:text-properties fo:font-weight="normal" officeooo:rsid="0030d917" style:font-weight-asian="normal" style:font-weight-complex="normal"/>
    </style:style>
    <style:style style:name="T32" style:family="text">
      <style:text-properties fo:font-weight="normal" officeooo:rsid="0012ad12" style:font-weight-asian="normal"/>
    </style:style>
    <style:style style:name="T33" style:family="text">
      <style:text-properties officeooo:rsid="000cb685"/>
    </style:style>
    <style:style style:name="T34" style:family="text">
      <style:text-properties officeooo:rsid="000d16d7"/>
    </style:style>
    <style:style style:name="T35" style:family="text">
      <style:text-properties officeooo:rsid="000d6e12"/>
    </style:style>
    <style:style style:name="T36" style:family="text">
      <style:text-properties officeooo:rsid="000ec2c1"/>
    </style:style>
    <style:style style:name="T37" style:family="text">
      <style:text-properties officeooo:rsid="00175fea"/>
    </style:style>
    <style:style style:name="T38" style:family="text">
      <style:text-properties officeooo:rsid="001d6eb5"/>
    </style:style>
    <style:style style:name="T39" style:family="text">
      <style:text-properties officeooo:rsid="0024013a"/>
    </style:style>
    <style:style style:name="T40" style:family="text">
      <style:text-properties fo:font-weight="bold" officeooo:rsid="002628ac" style:font-weight-asian="bold" style:font-weight-complex="bold"/>
    </style:style>
    <style:style style:name="T41" style:family="text">
      <style:text-properties fo:font-weight="bold" officeooo:rsid="0030d917" style:font-weight-asian="bold" style:font-weight-complex="bold"/>
    </style:style>
    <style:style style:name="T42" style:family="text">
      <style:text-properties officeooo:rsid="0028813b"/>
    </style:style>
    <style:style style:name="T43" style:family="text">
      <style:text-properties officeooo:rsid="002b77eb"/>
    </style:style>
    <style:style style:name="T44" style:family="text">
      <style:text-properties officeooo:rsid="002bfccc"/>
    </style:style>
    <style:style style:name="T45" style:family="text">
      <style:text-properties officeooo:rsid="002de1db"/>
    </style:style>
    <style:style style:name="T46" style:family="text">
      <style:text-properties officeooo:rsid="002fc4a6"/>
    </style:style>
    <style:style style:name="T47" style:family="text">
      <style:text-properties officeooo:rsid="0033ba9f"/>
    </style:style>
    <style:style style:name="T48" style:family="text">
      <style:text-properties officeooo:rsid="00352f61"/>
    </style:style>
    <style:style style:name="T49" style:family="text">
      <style:text-properties style:font-name="Courier New" fo:font-size="12pt" fo:font-weight="normal" style:font-size-asian="12pt" style:font-weight-asian="normal" style:font-size-complex="12pt"/>
    </style:style>
    <style:style style:name="T50" style:family="text">
      <style:text-properties style:font-name="Courier New" fo:font-size="12pt" fo:font-weight="normal" officeooo:rsid="00356e0d" style:font-size-asian="12pt" style:font-weight-asian="normal" style:font-size-complex="12pt"/>
    </style:style>
    <style:style style:name="T51" style:family="text">
      <style:text-properties style:font-name="Courier New" fo:font-size="12pt" fo:font-weight="normal" officeooo:rsid="0022209e" style:font-size-asian="12pt" style:font-weight-asian="normal" style:font-size-complex="12pt"/>
    </style:style>
    <style:style style:name="T52" style:family="text">
      <style:text-properties style:font-name="Courier New" fo:font-size="12pt" fo:font-weight="normal" officeooo:rsid="002bfccc" style:font-size-asian="12pt" style:font-weight-asian="normal" style:font-size-complex="12pt"/>
    </style:style>
    <style:style style:name="T53" style:family="text">
      <style:text-properties style:font-name="Courier New" fo:font-size="12pt" fo:font-weight="normal" officeooo:rsid="0019bd6d" style:font-size-asian="12pt" style:font-weight-asian="normal" style:font-size-complex="12pt"/>
    </style:style>
    <style:style style:name="T54" style:family="text">
      <style:text-properties style:font-name="Courier New" fo:font-size="12pt" fo:font-weight="normal" officeooo:rsid="00279078" style:font-size-asian="12pt" style:font-weight-asian="normal" style:font-size-complex="12pt"/>
    </style:style>
    <style:style style:name="T55" style:family="text">
      <style:text-properties style:font-name="Courier New" fo:font-size="12pt" fo:font-weight="normal" officeooo:rsid="00440e19" style:font-size-asian="12pt" style:font-weight-asian="normal" style:font-size-complex="12pt"/>
    </style:style>
    <style:style style:name="T56" style:family="text">
      <style:text-properties style:font-name="Courier New" fo:font-size="12pt" fo:font-weight="normal" officeooo:rsid="0028813b" style:font-size-asian="12pt" style:font-weight-asian="normal" style:font-size-complex="12pt"/>
    </style:style>
    <style:style style:name="T57" style:family="text">
      <style:text-properties style:font-name="Courier New" fo:font-size="12pt" fo:font-weight="normal" officeooo:rsid="00513420" style:font-size-asian="12pt" style:font-weight-asian="normal" style:font-size-complex="12pt"/>
    </style:style>
    <style:style style:name="T58" style:family="text">
      <style:text-properties style:font-name="Calibri1" fo:font-size="11pt" style:font-size-asian="11pt" style:font-size-complex="11pt"/>
    </style:style>
    <style:style style:name="T59" style:family="text">
      <style:text-properties style:font-name="Calibri1" fo:font-size="11pt" officeooo:rsid="000ac951" style:font-size-asian="11pt" style:font-size-complex="11pt"/>
    </style:style>
    <style:style style:name="T60" style:family="text">
      <style:text-properties style:font-name="Calibri1" fo:font-size="11pt" fo:font-weight="normal" officeooo:rsid="0022209e" style:font-size-asian="11pt" style:font-weight-asian="normal" style:font-size-complex="11pt"/>
    </style:style>
    <style:style style:name="T61" style:family="text">
      <style:text-properties style:font-name="Calibri1" fo:font-size="11pt" fo:font-weight="normal" officeooo:rsid="00356e0d" style:font-size-asian="11pt" style:font-weight-asian="normal" style:font-size-complex="11pt"/>
    </style:style>
    <style:style style:name="T62" style:family="text">
      <style:text-properties style:font-name="Calibri1" fo:font-size="11pt" fo:font-weight="normal" officeooo:rsid="0035920e" style:font-size-asian="11pt" style:font-weight-asian="normal" style:font-size-complex="11pt"/>
    </style:style>
    <style:style style:name="T63" style:family="text">
      <style:text-properties style:font-name="Calibri1" fo:font-size="11pt" fo:font-weight="normal" officeooo:rsid="0036ecf7" style:font-size-asian="11pt" style:font-weight-asian="normal" style:font-size-complex="11pt"/>
    </style:style>
    <style:style style:name="T64" style:family="text">
      <style:text-properties style:font-name="Calibri1" fo:font-size="11pt" fo:font-weight="normal" officeooo:rsid="0038f61f" style:font-size-asian="11pt" style:font-weight-asian="normal" style:font-size-complex="11pt"/>
    </style:style>
    <style:style style:name="T65" style:family="text">
      <style:text-properties officeooo:rsid="0035920e"/>
    </style:style>
    <style:style style:name="T66" style:family="text">
      <style:text-properties officeooo:rsid="003af4f1"/>
    </style:style>
    <style:style style:name="T67" style:family="text">
      <style:text-properties officeooo:rsid="00481c84"/>
    </style:style>
    <style:style style:name="T68" style:family="text">
      <style:text-properties officeooo:rsid="0010bf4d"/>
    </style:style>
    <style:style style:name="T69" style:family="text">
      <style:text-properties officeooo:rsid="00440e19"/>
    </style:style>
    <style:style style:name="T70" style:family="text">
      <style:text-properties officeooo:rsid="004a5e0b"/>
    </style:style>
    <style:style style:name="T71" style:family="text">
      <style:text-properties officeooo:rsid="004f13f8"/>
    </style:style>
    <style:style style:name="T72" style:family="text">
      <style:text-properties officeooo:rsid="00513420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style:style style:name="gr1" style:family="graphic">
      <style:graphic-properties draw:stroke="solid" svg:stroke-width="0in" svg:stroke-color="#000000" draw:marker-end="msArrowEnd_20_5" draw:marker-end-width="0.0827in" draw:marker-end-center="false" draw:stroke-linejoin="round" svg:stroke-linecap="butt" draw:fill="none" loext:fill-use-slide-background="false" draw:textarea-vertical-align="top" draw:auto-grow-height="false" fo:min-height="0.8126in" fo:min-width="0.0102in" loext:decorative="false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 style:parent-style-name="Frame">
      <style:graphic-properties draw:stroke="solid" svg:stroke-width="0in" svg:stroke-color="#000000" draw:stroke-linejoin="miter" svg:stroke-linecap="butt" draw:fill="solid" draw:fill-color="#ffffff" draw:textarea-vertical-align="top" draw:auto-grow-height="false" fo:min-height="3.15in" fo:min-width="3.2583in" fo:padding-top="0.05in" fo:padding-bottom="0.05in" fo:padding-left="0.1in" fo:padding-right="0.1in" loext:decorative="false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 style:parent-style-name="Frame">
      <style:graphic-properties draw:stroke="solid" svg:stroke-width="0in" svg:stroke-color="#000000" draw:stroke-linejoin="miter" svg:stroke-linecap="butt" draw:fill="solid" draw:fill-color="#ffffff" draw:textarea-vertical-align="top" draw:auto-grow-height="false" fo:min-height="1.1189in" fo:min-width="1.6646in" fo:padding-top="0.05in" fo:padding-bottom="0.05in" fo:padding-left="0.1in" fo:padding-right="0.1in" loext:decorative="false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 style:parent-style-name="Frame">
      <style:graphic-properties draw:stroke="solid" svg:stroke-width="0in" svg:stroke-color="#000000" draw:stroke-linejoin="miter" svg:stroke-linecap="butt" draw:fill="solid" draw:fill-color="#ffffff" draw:textarea-vertical-align="top" draw:auto-grow-height="false" fo:min-height="1.0252in" fo:min-width="1.3728in" fo:padding-top="0.05in" fo:padding-bottom="0.05in" fo:padding-left="0.1in" fo:padding-right="0.1in" loext:decorative="false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stroke="solid" svg:stroke-width="0in" svg:stroke-color="#000000" draw:marker-end="msArrowEnd_20_5" draw:marker-end-width="0.0827in" draw:marker-end-center="false" draw:stroke-linejoin="round" svg:stroke-linecap="butt" draw:fill="none" loext:fill-use-slide-background="false" draw:textarea-vertical-align="top" draw:auto-grow-height="false" fo:min-height="0.0083in" fo:min-width="0.9374in" loext:decorative="false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 style:parent-style-name="Frame">
      <style:graphic-properties draw:stroke="solid" svg:stroke-width="0in" svg:stroke-color="#000000" draw:stroke-linejoin="round" svg:stroke-linecap="butt" draw:fill="solid" draw:fill-color="#ffffff" draw:textarea-vertical-align="top" draw:auto-grow-height="false" fo:min-height="1.2228in" fo:min-width="1.5291in" fo:padding-top="0.05in" fo:padding-bottom="0.05in" fo:padding-left="0.1in" fo:padding-right="0.1in" loext:decorative="false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stroke="solid" svg:stroke-width="0in" svg:stroke-color="#000000" draw:marker-end="msArrowEnd_20_5" draw:marker-end-width="0.0827in" draw:marker-end-center="false" draw:stroke-linejoin="round" svg:stroke-linecap="butt" draw:fill="none" loext:fill-use-slide-background="false" draw:textarea-vertical-align="top" draw:auto-grow-height="false" fo:min-height="0.5417in" fo:min-width="0.0102in" loext:decorative="false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 style:parent-style-name="Frame">
      <style:graphic-properties draw:stroke="solid" svg:stroke-width="0in" svg:stroke-color="#000000" draw:stroke-linejoin="round" svg:stroke-linecap="butt" draw:fill="solid" draw:fill-color="#ffffff" draw:textarea-vertical-align="top" draw:auto-grow-height="false" fo:min-height="1.5146in" fo:min-width="1.6957in" fo:padding-top="0.05in" fo:padding-bottom="0.05in" fo:padding-left="0.1in" fo:padding-right="0.1in" loext:decorative="false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draw:stroke="solid" svg:stroke-width="0in" svg:stroke-color="#000000" draw:marker-end="msArrowEnd_20_5" draw:marker-end-width="0.0827in" draw:marker-end-center="false" draw:stroke-linejoin="round" svg:stroke-linecap="butt" draw:fill="none" loext:fill-use-slide-background="false" draw:textarea-vertical-align="top" draw:auto-grow-height="false" fo:min-height="0.0102in" fo:min-width="0.6563in" loext:decorative="false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 loext:marker-style-name="T1"><text:span text:style-name="T1">The </text:span><text:span text:style-name="T2">Quick Report </text:span><text:span text:style-name="T1">generation system is a Quick Report generator for </text:span><text:span text:style-name="T2">SD</text:span><text:span text:style-name="T1"> which creates spreadsheet format reports. <text:s/>This is accomplished via </text:span><text:span text:style-name="T2">SD embedded python and <text:s/>openpyxl https://openpyxl.readthedocs.io/en/stable/</text:span></text:p>
      <text:h text:style-name="P37" text:outline-level="2" loext:marker-style-name="T3"><text:span text:style-name="T3">A simple overview of the design is as follows:</text:span></text:h>
      <text:h text:style-name="P62" text:outline-level="2" loext:marker-style-name="T3"><text:span text:style-name="T4">Quick Report Designer </text:span><text:span text:style-name="T3">is used to create a spreadsheet report </text:span><text:span text:style-name="T7">definition </text:span><text:span text:style-name="T3">file </text:span><text:span text:style-name="T7">record</text:span><text:span text:style-name="T3"> (stored </text:span><text:span text:style-name="T4">in the SD file system</text:span><text:span text:style-name="T3">). </text:span></text:h>
      <text:h text:style-name="P62" text:outline-level="2" loext:marker-style-name="T3"><text:span text:style-name="T18"><text:tab/>To be coded</text:span><text:span text:style-name="T3"> </text:span></text:h>
      <text:h text:style-name="P63" text:outline-level="2"><text:span text:style-name="T19">Record Layout</text:span></text:h>
      <text:h text:style-name="P35" text:outline-level="2"><text:span text:style-name="T19">FLD 1 -</text:span><text:span text:style-name="T9">Report Description</text:span></text:h>
      <text:h text:style-name="P35" text:outline-level="2"><text:span text:style-name="T19">FLD 2</text:span><text:span text:style-name="T9"> – Page Layout</text:span></text:h>
      <text:h text:style-name="P35" text:outline-level="2"><text:span text:style-name="T19">FLD 3 -</text:span><text:span text:style-name="T9"> <text:s/></text:span><text:span text:style-name="T19">FLD 10</text:span><text:span text:style-name="T9"> tbd</text:span></text:h>
      <text:h text:style-name="P39" text:outline-level="2" loext:marker-style-name="T3"><text:span text:style-name="T21">FLD </text:span><text:span text:style-name="T20">11 and on</text:span><text:span text:style-name="T7"> – data item definition, </text:span><text:span text:style-name="T10">e</text:span><text:span text:style-name="T3">ach field defines a data type display on the report.</text:span></text:h>
      <text:h text:style-name="P38" text:outline-level="2" loext:marker-style-name="T3"><text:span text:style-name="T3">Current Data Types:</text:span></text:h>
      <text:h text:style-name="P13" text:outline-level="2"><text:s text:c="4"/>Date<text:tab/><text:span text:style-name="T25">Insert current date, </text:span><text:span text:style-name="T29">uses sdReplace( %%RUNDATE%%)</text:span></text:h>
      <text:h text:style-name="P15" text:outline-level="2"><text:s text:c="4"/>Time<text:tab/><text:span text:style-name="T25">Insert current time, </text:span><text:span text:style-name="T29">uses sdReplace( %%RUNTIME%%)</text:span></text:h>
      <text:h text:style-name="P15" text:outline-level="2"><text:span text:style-name="T29"><text:s text:c="3"/></text:span><text:span text:style-name="T41">(W) New Worksheet </text:span><text:span text:style-name="T31">Insert new worksheet</text:span></text:h>
      <text:h text:style-name="P13" text:outline-level="2"><text:s text:c="4"/><text:span text:style-name="T39">(T) </text:span>Text<text:tab/><text:tab/><text:span text:style-name="T25">Insert static text</text:span></text:h>
      <text:h text:style-name="P13" text:outline-level="2"><text:s text:c="4"/><text:span text:style-name="T39">(Q) </text:span>Query <text:s text:c="8"/><text:span text:style-name="T25">Query SD database (see sdquery below)</text:span></text:h>
      <text:h text:style-name="P13" text:outline-level="2"><text:span text:style-name="T25"><text:s text:c="4"/></text:span><text:span text:style-name="T40">(QC) <text:s/>Query Column</text:span><text:span text:style-name="T30"> <text:s/>Place holder for Query Column</text:span></text:h>
      <text:h text:style-name="P14" text:outline-level="2"><text:s text:c="4"/><text:span text:style-name="T39">R </text:span>Replace <text:s text:c="5"/><text:span text:style-name="T25">Replace </text:span><text:span text:style-name="T26">token with a program know value</text:span><text:span text:style-name="T27">s (as passed in Text Replacement Array in call to </text:span><text:span text:style-name="T28">SD_SIMPLE_</text:span><text:span text:style-name="T27">REPORT</text:span><text:span text:style-name="T26"> (sdReplace)</text:span></text:h>
      <text:h text:style-name="P13" text:outline-level="2"><text:s text:c="4"/><text:span text:style-name="T39">(L) </text:span>Lookup <text:s text:c="5"/><text:span text:style-name="T26">Look up data item from SD database (sdLookup)</text:span></text:h>
      <text:h text:style-name="P13" text:outline-level="2"><text:s text:c="4"/><text:span text:style-name="T39">(I) </text:span>Image <text:s text:c="8"/><text:span text:style-name="T36">TBD</text:span></text:h>
      <text:h text:style-name="P51" text:outline-level="2" loext:marker-style-name="T3"><text:soft-page-break/></text:h>
      <text:h text:style-name="P19" text:outline-level="2"/>
      <text:h text:style-name="P28" text:outline-level="2"/>
      <text:h text:style-name="P41" text:outline-level="2"><text:span text:style-name="T21">FLD </text:span><text:span text:style-name="T20">11 and on</text:span><text:span text:style-name="T7"> </text:span><text:span text:style-name="T11"><text:s text:c="2"/></text:span><text:span text:style-name="T14">(data value mark separated)</text:span></text:h>
      <text:h text:style-name="P36" text:outline-level="2"><text:span text:style-name="T11"><text:tab/></text:span><text:span text:style-name="T51">DF_ITEM_NAME<text:tab/>- </text:span><text:span text:style-name="T53">Item Name / Ref</text:span></text:h>
      <text:h text:style-name="P36" text:outline-level="2"><text:span text:style-name="T53"><text:tab/></text:span><text:span text:style-name="T51">DF_CELL_REF<text:tab/></text:span><text:span text:style-name="T53">- </text:span><text:span text:style-name="T49">Cell Ref <text:s text:c="2"/></text:span></text:h>
      <text:h text:style-name="P31" text:outline-level="2"><text:span text:style-name="T3"><text:tab/></text:span><text:span text:style-name="T12">DF_DATA_TYPE<text:tab/>-</text:span><text:span text:style-name="T3"> </text:span><text:span text:style-name="T5">Data Type </text:span></text:h>
      <text:h text:style-name="P32" text:outline-level="2"><text:span text:style-name="T5"><text:tab/></text:span><text:span text:style-name="T12">DF_FONT</text:span><text:span text:style-name="T13">_STYLE</text:span><text:span text:style-name="T12"><text:tab/>- </text:span><text:span text:style-name="T18">Cell </text:span><text:span text:style-name="T14">Font </text:span><text:span text:style-name="T15">(data sub value mark separated)</text:span></text:h>
      <text:h text:style-name="P25" text:outline-level="2"><text:tab/><text:tab/>DF_FONT_<text:span text:style-name="T42">NAME</text:span> <text:s/></text:h>
      <text:h text:style-name="P27" text:outline-level="2"><text:tab/><text:tab/>DF_FONT_SZ <text:s text:c="3"/></text:h>
      <text:h text:style-name="P27" text:outline-level="2"><text:s text:c="5"/><text:tab/>DF_FONT_<text:span text:style-name="T43">BOLD <text:s/></text:span></text:h>
      <text:h text:style-name="P27" text:outline-level="2"><text:tab/><text:tab/>DF_FONT_<text:span text:style-name="T43">ITLC <text:s/></text:span></text:h>
      <text:h text:style-name="P27" text:outline-level="2"><text:s text:c="5"/><text:tab/>DF_FONT_<text:span text:style-name="T43">UNLN <text:s/></text:span></text:h>
      <text:h text:style-name="P27" text:outline-level="2"><text:s text:c="5"/><text:tab/>DF_FONT_<text:span text:style-name="T43">STKE</text:span></text:h>
      <text:h text:style-name="P49" text:outline-level="2"><text:tab/><text:tab/>DF_FONT_COLOR </text:h>
      <text:h text:style-name="P40" text:outline-level="2"><text:span text:style-name="T54"><text:tab/></text:span><text:span text:style-name="T51">DF_ALIGN</text:span><text:span text:style-name="T52">MENT<text:tab/>- </text:span><text:span text:style-name="T57">Cell Alignment </text:span><text:span text:style-name="T55">(data sub value mark separated)</text:span></text:h>
      <text:h text:style-name="P26" text:outline-level="2"><text:tab/><text:tab/>DF_ALIGN<text:span text:style-name="T44">_HORZ</text:span> </text:h>
      <text:h text:style-name="P26" text:outline-level="2"><text:s text:c="5"/><text:tab/>DF_ALIGN<text:span text:style-name="T44">_VERT</text:span> </text:h>
      <text:h text:style-name="P26" text:outline-level="2"><text:s text:c="5"/><text:tab/>DF_ALIGN<text:span text:style-name="T44">_ROT </text:span><text:s/></text:h>
      <text:h text:style-name="P26" text:outline-level="2"><text:tab/><text:tab/>DF_ALIGN<text:span text:style-name="T44">_WRAP</text:span> </text:h>
      <text:h text:style-name="P26" text:outline-level="2"><text:tab/><text:tab/>DF_ALIGN<text:span text:style-name="T44">_SHRK </text:span></text:h>
      <text:h text:style-name="P26" text:outline-level="2"><text:s text:c="5"/><text:tab/><text:span text:style-name="T67">D</text:span>F_ALIGN<text:span text:style-name="T44">_IDNT </text:span></text:h>
      <text:h text:style-name="P50" text:outline-level="2"><text:tab/>DF_<text:span text:style-name="T44">CELL_BORDR<text:tab/>- </text:span><text:span text:style-name="T72">Cell Border </text:span><text:span text:style-name="T69">(data sub value mark separated)</text:span><text:span text:style-name="T44"> </text:span></text:h>
      <text:h text:style-name="P26" text:outline-level="2"><text:tab/><text:tab/>DF_<text:span text:style-name="T44">BORDR_STYLE </text:span></text:h>
      <text:h text:style-name="P26" text:outline-level="2"><text:tab/><text:tab/>DF_<text:span text:style-name="T44">BORDR_COLOR </text:span></text:h>
      <text:h text:style-name="P50" text:outline-level="2"><text:tab/>DF_<text:span text:style-name="T44">CELL_FILL <text:tab/>- </text:span><text:span text:style-name="T72">Cell Fill </text:span><text:span text:style-name="T69">(data sub value mark separated)</text:span></text:h>
      <text:h text:style-name="P26" text:outline-level="2"><text:tab/><text:tab/>DF_<text:span text:style-name="T44">FILL</text:span><text:span text:style-name="T45">_PATTRN</text:span><text:span text:style-name="T44"> </text:span></text:h>
      <text:h text:style-name="P26" text:outline-level="2"><text:tab/><text:tab/>DF_<text:span text:style-name="T44">FILL</text:span><text:span text:style-name="T45">_FGCLR </text:span><text:span text:style-name="T44"><text:s/></text:span></text:h>
      <text:h text:style-name="P26" text:outline-level="2"><text:tab/><text:tab/>DF_<text:span text:style-name="T44">FILL</text:span><text:span text:style-name="T45">_BGCLR </text:span></text:h>
      <text:h text:style-name="P26" text:outline-level="2"><text:tab/><text:tab/>DF_<text:span text:style-name="T44">FILL</text:span><text:span text:style-name="T45">_TYPE <text:s/></text:span><text:span text:style-name="T44"><text:s/></text:span><text:tab/></text:h>
      <text:h text:style-name="P24" text:outline-level="2"><text:span text:style-name="T68"><text:tab/></text:span><text:span text:style-name="T67">D</text:span><text:span text:style-name="T68">F_DATA_PARAM – </text:span><text:span text:style-name="T70">Actual Data Value(s)</text:span><text:span text:style-name="T68"> </text:span></text:h>
      <text:h text:style-name="P24" text:outline-level="2"><text:span text:style-name="T52"/></text:h>
      <text:h text:style-name="P24" text:outline-level="2"><text:span text:style-name="T52"/></text:h>
      <text:h text:style-name="P24" text:outline-level="2"><text:span text:style-name="T52"/></text:h>
      <text:h text:style-name="P43" text:outline-level="2" loext:marker-style-name="T3"><text:soft-page-break/><text:span text:style-name="T7"/></text:h>
      <text:h text:style-name="P46" text:outline-level="2" loext:marker-style-name="T3"><text:span text:style-name="T3"/></text:h>
      <text:h text:style-name="P48" text:outline-level="2"><text:span text:style-name="T49">*</text:span></text:h>
      <text:h text:style-name="P53" text:outline-level="2">* Definition data item layout</text:h>
      <text:h text:style-name="P53" text:outline-level="2">* <text:span text:style-name="T44">Value mark and sub value mark positions</text:span></text:h>
      <text:h text:style-name="P54" text:outline-level="2">* <text:span text:style-name="T46">see </text:span><text:a xlink:type="simple" xlink:href="https://www.blog.pythonlibrary.org/2021/08/11/styling-excel-cells-with-openpyxl-and-python/" text:style-name="Internet_20_link" text:visited-style-name="Visited_20_Internet_20_Link"><text:span text:style-name="T46">https://www.blog.pythonlibrary.org/2021/08/11/styling-excel-cells-with-openpyxl-and-python/</text:span></text:a></text:h>
      <text:h text:style-name="P55" text:outline-level="2">* for more info</text:h>
      <text:h text:style-name="P55" text:outline-level="2">*</text:h>
      <text:h text:style-name="P53" text:outline-level="2">$DEFINE DF_ITEM_NAME <text:s/>1</text:h>
      <text:h text:style-name="P53" text:outline-level="2">$DEFINE DF_CELL_REF <text:s text:c="2"/>2</text:h>
      <text:h text:style-name="P53" text:outline-level="2">$DEFINE DF_DATA_TYPE <text:s/>3</text:h>
      <text:h text:style-name="P53" text:outline-level="2">$DEFINE DF_FONT<text:span text:style-name="T42">_STYLE</text:span> 4</text:h>
      <text:h text:style-name="P53" text:outline-level="2"><text:tab/>$DEFINE DF_FONT_<text:span text:style-name="T42">NAME</text:span> <text:s/><text:span text:style-name="T42">1</text:span></text:h>
      <text:h text:style-name="P53" text:outline-level="2"><text:tab/>$DEFINE DF_FONT_SZ <text:s text:c="3"/><text:span text:style-name="T42">2</text:span></text:h>
      <text:h text:style-name="P53" text:outline-level="2"><text:s text:c="5"/>$DEFINE DF_FONT_<text:span text:style-name="T43">BOLD <text:s/>3</text:span></text:h>
      <text:h text:style-name="P53" text:outline-level="2"><text:tab/>$DEFINE DF_FONT_<text:span text:style-name="T43">ITLC <text:s/>4</text:span></text:h>
      <text:h text:style-name="P53" text:outline-level="2"><text:s text:c="5"/>$DEFINE DF_FONT_<text:span text:style-name="T43">UNLN <text:s/>5</text:span></text:h>
      <text:h text:style-name="P53" text:outline-level="2"><text:s text:c="5"/>$DEFINE DF_FONT_<text:span text:style-name="T43">STKE <text:s/>6</text:span></text:h>
      <text:h text:style-name="P53" text:outline-level="2"><text:tab/>$DEFINE DF_FONT_COLOR <text:span text:style-name="T43">7</text:span></text:h>
      <text:h text:style-name="P53" text:outline-level="2">$DEFINE DF_ALIGN<text:span text:style-name="T44">MENT </text:span><text:s/><text:span text:style-name="T44">5</text:span></text:h>
      <text:h text:style-name="P53" text:outline-level="2"><text:tab/>$DEFINE DF_ALIGN<text:span text:style-name="T44">_HORZ</text:span> <text:span text:style-name="T44">1</text:span></text:h>
      <text:h text:style-name="P53" text:outline-level="2"><text:s text:c="5"/>$DEFINE DF_ALIGN<text:span text:style-name="T44">_VERT</text:span> <text:span text:style-name="T44">2</text:span></text:h>
      <text:h text:style-name="P53" text:outline-level="2"><text:s text:c="5"/>$DEFINE DF_ALIGN<text:span text:style-name="T44">_ROT </text:span><text:s/><text:span text:style-name="T44">3</text:span></text:h>
      <text:h text:style-name="P53" text:outline-level="2"><text:tab/>$DEFINE DF_ALIGN<text:span text:style-name="T44">_WRAP</text:span> <text:span text:style-name="T44">4</text:span></text:h>
      <text:h text:style-name="P53" text:outline-level="2"><text:tab/>$DEFINE DF_ALIGN<text:span text:style-name="T44">_SHRK 6</text:span></text:h>
      <text:h text:style-name="P53" text:outline-level="2"><text:s text:c="5"/>$DEFINE DF_ALIGN<text:span text:style-name="T44">_IDNT 7</text:span></text:h>
      <text:h text:style-name="P53" text:outline-level="2">$DEFINE DF_<text:span text:style-name="T44">CELL_BORDR 6</text:span></text:h>
      <text:h text:style-name="P53" text:outline-level="2"><text:tab/>$DEFINE DF_<text:span text:style-name="T44">BORDR_STYLE 1</text:span></text:h>
      <text:h text:style-name="P53" text:outline-level="2"><text:tab/>$DEFINE DF_<text:span text:style-name="T44">BORDR_COLOR 2</text:span></text:h>
      <text:h text:style-name="P53" text:outline-level="2">$DEFINE DF_<text:span text:style-name="T44">CELL_FILL <text:s/>7</text:span></text:h>
      <text:h text:style-name="P53" text:outline-level="2"><text:tab/>$DEFINE DF_<text:span text:style-name="T44">FILL</text:span><text:span text:style-name="T45">_PATTRN</text:span><text:span text:style-name="T44"> </text:span><text:span text:style-name="T45">1</text:span></text:h>
      <text:h text:style-name="P53" text:outline-level="2"><text:tab/>$DEFINE DF_<text:span text:style-name="T44">FILL</text:span><text:span text:style-name="T45">_FGCLR </text:span><text:span text:style-name="T44"><text:s/></text:span><text:span text:style-name="T45">2</text:span></text:h>
      <text:h text:style-name="P53" text:outline-level="2"><text:tab/>$DEFINE DF_<text:span text:style-name="T44">FILL</text:span><text:span text:style-name="T45">_BGCLR </text:span><text:span text:style-name="T44"><text:s/></text:span><text:span text:style-name="T45">3</text:span></text:h>
      <text:h text:style-name="P53" text:outline-level="2"><text:tab/>$DEFINE DF_<text:span text:style-name="T44">FILL</text:span><text:span text:style-name="T45">_TYPE <text:s/></text:span><text:span text:style-name="T44"><text:s/></text:span><text:span text:style-name="T45">4</text:span><text:tab/></text:h>
      <text:h text:style-name="P53" text:outline-level="2"><text:span text:style-name="T44">$DEFINE DF_DATA_PARAM 8</text:span></text:h>
      <text:h text:style-name="P60" text:outline-level="2"/>
      <text:h text:style-name="P60" text:outline-level="2"><text:soft-page-break/><text:span text:style-name="T44">E</text:span>xamples</text:h>
      <text:h text:style-name="P61" text:outline-level="2" loext:marker-style-name="T3"><text:span text:style-name="T6">T</text:span><text:span text:style-name="T3">o be added from SD_QWK_TEST</text:span></text:h>
      <text:h text:style-name="P56" text:outline-level="2" loext:marker-style-name="T3"><text:span text:style-name="T6"/></text:h>
      <text:h text:style-name="P44" text:outline-level="2" loext:marker-style-name="T3"><text:span text:style-name="T6">N</text:span><text:span text:style-name="T3">otes:</text:span></text:h>
      <text:h text:style-name="P44" text:outline-level="2" loext:marker-style-name="T3"><text:span text:style-name="T3">- Item Name / Ref used as dictionary key in </text:span><text:span text:style-name="T4">Quick Report Designer</text:span></text:h>
      <text:h text:style-name="P44" text:outline-level="2" loext:marker-style-name="T3"><text:span text:style-name="T4">- </text:span><text:span text:style-name="T3">Cell Ref is assigned at time of report definition file record creation (allows for simple editing / movement of cells in </text:span><text:span text:style-name="T4">Quick Report Designer</text:span><text:span text:style-name="T18">)</text:span><text:span text:style-name="T4">.</text:span></text:h>
      <text:h text:style-name="P45" text:outline-level="2" loext:marker-style-name="T3"><text:span text:style-name="T3">– </text:span><text:span text:style-name="T8">O</text:span><text:span text:style-name="T3">nly supply font / style info if it differs from </text:span><text:span text:style-name="T6">their defaults.</text:span></text:h>
      <text:h text:style-name="P42" text:outline-level="2" loext:marker-style-name="T3"><text:span text:style-name="T6"/></text:h>
      <text:p text:style-name="P68" loext:marker-style-name="T3"><text:span text:style-name="T6">The </text:span><text:span text:style-name="T17">supported </text:span><text:span text:style-name="T6">parameters </text:span><text:span text:style-name="T17">(at least this is the goal for SD_QWK_RPT) </text:span><text:span text:style-name="T6">and their defaults:</text:span></text:p>
      <text:p text:style-name="P76" loext:marker-style-name="T3"><text:span text:style-name="T6">* </text:span><text:span text:style-name="T3">from </text:span><text:a xlink:type="simple" xlink:href="https://www.blog.pythonlibrary.org/2021/08/11/styling-excel-cells-with-openpyxl-and-python/" text:style-name="Internet_20_link" text:visited-style-name="Visited_20_Internet_20_Link"><text:span text:style-name="T56">https://www.blog.pythonlibrary.org/2021/08/11/styling-excel-cells-with-openpyxl-and-python/</text:span></text:a></text:p>
      <text:p text:style-name="P75"><text:span text:style-name="T32">F</text:span><text:span text:style-name="T24">ONT:</text:span></text:p>
      <text:list text:style-name="L1">
        <text:list-item>
          <text:p text:style-name="P67">name=’Calibri’ </text:p>
        </text:list-item>
        <text:list-item>
          <text:p text:style-name="P66">size=11 </text:p>
        </text:list-item>
        <text:list-item>
          <text:p text:style-name="P66">bold=False </text:p>
        </text:list-item>
        <text:list-item>
          <text:p text:style-name="P66">italic=False </text:p>
        </text:list-item>
        <text:list-item>
          <text:p text:style-name="P66">vertAlign=None </text:p>
        </text:list-item>
        <text:list-item>
          <text:p text:style-name="P66">underline=’none’ </text:p>
        </text:list-item>
        <text:list-item>
          <text:p text:style-name="P66">strike=False </text:p>
        </text:list-item>
        <text:list-item>
          <text:p text:style-name="P65">color=’FF000000′ </text:p>
        </text:list-item>
      </text:list>
      <text:p text:style-name="Text_20_body"/>
      <text:p text:style-name="P69">ALIGNMENT:</text:p>
      <text:list text:style-name="L2">
        <text:list-item>
          <text:p text:style-name="P71">horizontal=’general’ </text:p>
        </text:list-item>
        <text:list-item>
          <text:p text:style-name="P71">vertical=’bottom’ </text:p>
        </text:list-item>
        <text:list-item>
          <text:p text:style-name="P71">text_rotation=0 </text:p>
        </text:list-item>
        <text:list-item>
          <text:p text:style-name="P71"><text:soft-page-break/>wrap_text=False </text:p>
        </text:list-item>
        <text:list-item>
          <text:p text:style-name="P71">shrink_to_fit=False </text:p>
        </text:list-item>
        <text:list-item>
          <text:p text:style-name="P70">indent=0 </text:p>
        </text:list-item>
      </text:list>
      <text:p text:style-name="P69"/>
      <text:h text:style-name="P59" text:outline-level="2" loext:marker-style-name="T3"><text:span text:style-name="T6">B</text:span><text:span text:style-name="T3">order </text:span><text:span text:style-name="T16">styles</text:span><text:span text:style-name="T3">:</text:span></text:h>
      <text:list text:style-name="L4">
        <text:list-item>
          <text:p text:style-name="P74">‘dashDot’ </text:p>
        </text:list-item>
        <text:list-item>
          <text:p text:style-name="P73">‘dashDotDot’ </text:p>
        </text:list-item>
        <text:list-item>
          <text:p text:style-name="P73">‘dashed’ </text:p>
        </text:list-item>
        <text:list-item>
          <text:p text:style-name="P73">‘dotted’ </text:p>
        </text:list-item>
        <text:list-item>
          <text:p text:style-name="P73">‘double’ </text:p>
        </text:list-item>
        <text:list-item>
          <text:p text:style-name="P73">‘hair’ </text:p>
        </text:list-item>
        <text:list-item>
          <text:p text:style-name="P73">‘medium’ </text:p>
        </text:list-item>
        <text:list-item>
          <text:p text:style-name="P73">‘mediumDashDot’ </text:p>
        </text:list-item>
        <text:list-item>
          <text:p text:style-name="P73">‘mediumDashDotDot’, </text:p>
        </text:list-item>
        <text:list-item>
          <text:p text:style-name="P73">‘mediumDashed’ </text:p>
        </text:list-item>
        <text:list-item>
          <text:p text:style-name="P73">‘slantDashDot’ </text:p>
        </text:list-item>
        <text:list-item>
          <text:p text:style-name="P73">‘thick’ </text:p>
        </text:list-item>
        <text:list-item>
          <text:p text:style-name="P72">‘thin’ </text:p>
        </text:list-item>
      </text:list>
      <text:p text:style-name="P76" loext:marker-style-name="T3"><text:span text:style-name="T3">Cell Fill with defaults:</text:span></text:p>
      <text:list text:style-name="L5">
        <text:list-item>
          <text:p text:style-name="P78">patternType=None </text:p>
        </text:list-item>
        <text:list-item>
          <text:p text:style-name="P78">fgColor=Color() </text:p>
        </text:list-item>
        <text:list-item>
          <text:p text:style-name="P78">bgColor=Color() </text:p>
        </text:list-item>
        <text:list-item>
          <text:p text:style-name="P78">fill_type=None </text:p>
        </text:list-item>
        <text:list-item>
          <text:p text:style-name="P78">start_color=None </text:p>
        </text:list-item>
        <text:list-item>
          <text:p text:style-name="P77">end_color=None </text:p>
        </text:list-item>
      </text:list>
      <text:p text:style-name="P76" loext:marker-style-name="T3"><text:span text:style-name="T3">Supported Fill types:</text:span></text:p>
      <text:list text:style-name="L6">
        <text:list-item>
          <text:p text:style-name="P80">‘<text:span text:style-name="T71">none’</text:span></text:p>
        </text:list-item>
        <text:list-item>
          <text:p text:style-name="P80">‘solid’ </text:p>
        </text:list-item>
        <text:list-item>
          <text:p text:style-name="P80">‘darkDown’ </text:p>
        </text:list-item>
        <text:list-item>
          <text:p text:style-name="P80"><text:soft-page-break/>‘darkGray’ </text:p>
        </text:list-item>
        <text:list-item>
          <text:p text:style-name="P80">‘darkGrid’ </text:p>
        </text:list-item>
        <text:list-item>
          <text:p text:style-name="P80">‘darkHorizontal’ </text:p>
        </text:list-item>
        <text:list-item>
          <text:p text:style-name="P80">‘darkTrellis’ </text:p>
        </text:list-item>
        <text:list-item>
          <text:p text:style-name="P80">‘darkUp’ </text:p>
        </text:list-item>
        <text:list-item>
          <text:p text:style-name="P80">‘darkVertical’ </text:p>
        </text:list-item>
        <text:list-item>
          <text:p text:style-name="P80">‘gray0625’ </text:p>
        </text:list-item>
        <text:list-item>
          <text:p text:style-name="P80">‘gray125’ </text:p>
        </text:list-item>
        <text:list-item>
          <text:p text:style-name="P80">‘lightDown’ </text:p>
        </text:list-item>
        <text:list-item>
          <text:p text:style-name="P80">‘lightGray’ </text:p>
        </text:list-item>
        <text:list-item>
          <text:p text:style-name="P80">‘lightGrid’ </text:p>
        </text:list-item>
        <text:list-item>
          <text:p text:style-name="P80">‘lightHorizontal’ </text:p>
        </text:list-item>
        <text:list-item>
          <text:p text:style-name="P80">‘lightTrellis’ </text:p>
        </text:list-item>
        <text:list-item>
          <text:p text:style-name="P80">‘lightUp’ </text:p>
        </text:list-item>
        <text:list-item>
          <text:p text:style-name="P80">‘lightVertical’ </text:p>
        </text:list-item>
        <text:list-item>
          <text:p text:style-name="P79">‘mediumGray’ </text:p>
        </text:list-item>
      </text:list>
      <text:p text:style-name="P76" loext:marker-style-name="T3"><text:span text:style-name="T3"/></text:p>
      <text:h text:style-name="P38" text:outline-level="2" loext:marker-style-name="T3"><text:span text:style-name="T5"/></text:h>
      <text:h text:style-name="P38" text:outline-level="2" loext:marker-style-name="T3"><text:span text:style-name="T5"/></text:h>
      <text:h text:style-name="P57" text:outline-level="2" loext:marker-style-name="T3"><text:span text:style-name="T3"/></text:h>
      <text:p text:style-name="Standard"/>
      <text:p text:style-name="P16"><draw:custom-shape text:anchor-type="char" draw:z-index="6" draw:name="Shape1" draw:style-name="gr3" draw:text-style-name="P82" svg:width="1.865in" svg:height="1.2189in" svg:x="0.7811in" svg:y="-0.0626in"><text:h text:style-name="P58" text:outline-level="2" loext:marker-style-name="T3"><text:span text:style-name="T4">Quick Report Designer </text:span><text:span text:style-name="T9">Creates </text:span><text:s/><text:span text:style-name="T3">spreadsheet report </text:span><text:span text:style-name="T7">definition </text:span><text:span text:style-name="T3">file </text:span><text:span text:style-name="T7">record</text:span></text:h><text:p text:style-name="Frame_20_contents">Creates <text:s/>QM Report Def Record</text:p><draw:enhanced-geometry svg:viewBox="0 0 21600 21600" draw:glue-points="10800 0 0 10800 10800 21600 21600 10800" draw:type="flowchart-process" draw:enhanced-path="M 0 0 L 21600 0 21600 21600 0 21600 0 0 Z N"/></draw:custom-shape></text:p>
      <text:p text:style-name="Standard"><draw:custom-shape text:anchor-type="char" draw:z-index="7" draw:name="Shape2" draw:style-name="gr2" draw:text-style-name="P82" svg:width="3.4587in" svg:height="3.2504in" svg:x="2.4437in" svg:y="4.0217in"><text:p text:style-name="P12"><text:span text:style-name="T33">SD_</text:span><text:span text:style-name="T47">QWK_RPT</text:span> (<text:span text:style-name="T37">SD</text:span> subroutine)</text:p><text:p text:style-name="P33">SUBROUTINE <text:span text:style-name="T33">SD_</text:span><text:span text:style-name="T47">QWK_RPT</text:span>(</text:p><text:p text:style-name="P34">REPORT_DEF_RECORD,</text:p><text:p text:style-name="P18"><text:s/>REPORT_FILE_PATH</text:p><text:p text:style-name="P18"><text:s/>REPORT_FILE_NAME,</text:p><text:p text:style-name="P18"><text:s/>REPLACE_STRING,</text:p><text:p text:style-name="P18"><text:s/>OPTIONS,</text:p><text:p text:style-name="P18"><text:s/>MY_STATUS)</text:p><text:p text:style-name="Frame_20_contents"/><draw:enhanced-geometry svg:viewBox="0 0 21600 21600" draw:glue-points="10800 0 0 10800 10800 21600 21600 10800" draw:type="flowchart-process" draw:enhanced-path="M 0 0 L 21600 0 21600 21600 0 21600 0 0 Z N"/></draw:custom-shape><draw:custom-shape text:anchor-type="char" draw:z-index="8" draw:name="Shape3" draw:style-name="gr1" draw:text-style-name="P81" svg:width="0.0106in" svg:height="0.813in" svg:x="4.4272in" svg:y="3.0772in"><text:p/><draw:enhanced-geometry svg:viewBox="0 0 21600 21600" draw:type="mso-spt32" draw:enhanced-path="M 0 0 L 21600 21600 N"/></draw:custom-shape><draw:custom-shape text:anchor-type="char" draw:z-index="4" draw:name="Shape4" draw:style-name="gr5" draw:text-style-name="P81" svg:width="0.9378in" svg:height="0.0087in" svg:x="2.698in" svg:y="2.2043in"><text:p/><draw:enhanced-geometry svg:viewBox="0 0 21600 21600" draw:type="mso-spt32" draw:enhanced-path="M 0 0 L 21600 21600 N"/></draw:custom-shape><draw:custom-shape text:anchor-type="char" draw:z-index="5" draw:name="Shape5" draw:style-name="gr4" draw:text-style-name="P82" svg:width="1.5732in" svg:height="1.1252in" svg:x="3.6874in" svg:y="1.8134in"><text:p text:style-name="Frame_20_contents">User request for Report Generation</text:p><draw:enhanced-geometry svg:viewBox="0 0 21600 21600" draw:glue-points="10800 0 2160 10800 10800 21600 19440 10800" draw:text-areas="4350 0 17250 21600" draw:type="flowchart-manual-operation" draw:enhanced-path="M 0 0 L 21600 0 17250 21600 4350 21600 0 0 Z N"/></draw:custom-shape><draw:custom-shape text:anchor-type="char" draw:z-index="0" draw:name="Shape6" draw:style-name="gr9" draw:text-style-name="P81" svg:width="0.6567in" svg:height="0.0106in" svg:x="6.0311in" svg:y="4.7193in"><text:p/><draw:enhanced-geometry svg:viewBox="0 0 21600 21600" draw:type="mso-spt32" draw:enhanced-path="M 0 0 L 21600 21600 N"/></draw:custom-shape><draw:custom-shape text:anchor-type="char" draw:z-index="3" draw:name="Shape7" draw:style-name="gr6" draw:text-style-name="P82" svg:width="1.7295in" svg:height="1.3232in" svg:x="7.0626in" svg:y="4.0319in"><text:p text:style-name="Frame_20_contents">Rep<text:span text:style-name="T37">ort spreadsheet file</text:span></text:p>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</draw:custom-shape><draw:custom-shape text:anchor-type="char" draw:z-index="1" draw:name="Shape8" draw:style-name="gr8" draw:text-style-name="P82" svg:width="1.8961in" svg:height="1.615in" svg:x="0.75in" svg:y="1.5528in"><text:p text:style-name="P10"><text:span text:style-name="T36">SD </text:span>report definition file.</text:p><text:p text:style-name="P10">One file <text:span text:style-name="T38">record </text:span>per report </text:p><text:p text:style-name="P10"/>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</draw:custom-shape><draw:custom-shape text:anchor-type="char" draw:z-index="2" draw:name="Shape9" draw:style-name="gr7" draw:text-style-name="P81" svg:width="0.0106in" svg:height="0.5421in" svg:x="1.6437in" svg:y="0.9071in"><text:p/><draw:enhanced-geometry draw:mirror-horizontal="true" svg:viewBox="0 0 21600 21600" draw:type="mso-spt32" draw:enhanced-path="M 0 0 L 21600 21600 N"/></draw:custom-shape></text:p>
      <text:p text:style-name="P17"/>
      <text:p text:style-name="P11"/>
      <text:p text:style-name="P4"><text:s/><text:span text:style-name="T59">Sd</text:span><text:span text:style-name="T58">Query: </text:span><text:span text:style-name="T60">DF_DATA_TYPE </text:span><text:span text:style-name="T61">= “Q” </text:span><text:span text:style-name="T58"><text:s/>4 parameters </text:span>(File_Name, Sort_By, Qualifiers, Data_Fields)</text:p>
      <text:p text:style-name="P1"><text:tab/><text:bookmark-start text:name="_Hlk62632387"/>File_Name - <text:span text:style-name="T23">SD </text:span>File Name to generate report from <text:s/>ie CUSTOMERS<text:bookmark-end text:name="_Hlk62632387"/></text:p>
      <text:p text:style-name="P1"><text:tab/>Sort_By <text:s text:c="4"/>- Sort Criteria <text:s text:c="3"/>ie by cm.name</text:p>
      <text:p text:style-name="P1"><text:tab/>Qualifiers <text:s/>- Selection Clause <text:s/>ie with cm.status='ACTIVE'</text:p>
      <text:p text:style-name="P1"><text:tab/>Data_Fields - Field Names to report as defined in the <text:span text:style-name="T23">SD</text:span> File Dictionary ie <text:s/>cm.name, cm.address, cm.phone</text:p>
      <text:p text:style-name="P1" loext:marker-style-name="T22"/>
      <text:p text:style-name="P4"><text:span text:style-name="T60">DF_DATA_PARA </text:span><text:span text:style-name="T61">=</text:span><text:span text:style-name="T50"> </text:span>"CUSTOMERS","BY CM.NAME","WITH CM.STATUS='ACTIVE'","CM.NAME CM.ADDRESS CM.PHONE" </text:p>
      <text:p text:style-name="P1"/>
      <text:p text:style-name="P1">Note: <text:span text:style-name="T33">sd</text:span>Query function in a cell, <text:s/>results in <text:span text:style-name="T65">a Query </text:span><text:span text:style-name="T34">Col</text:span><text:span text:style-name="T65">umn DATA_TYPE </text:span><text:s/>being placed in adjacent cells. <text:s/>This serves to inform the <text:span text:style-name="T33">SD</text:span> program <text:span text:style-name="T33">SD_</text:span><text:span text:style-name="T48">QWK_RPT</text:span></text:p>
      <text:p text:style-name="P2">where to place the fields requested by the <text:span text:style-name="T33">sd</text:span>Query.</text:p>
      <text:p text:style-name="P2">Ie if this <text:span text:style-name="T35">sd</text:span>Query is found in cell B4: </text:p>
      <text:p text:style-name="P6"><text:span text:style-name="T60">DF_DATA_PARA </text:span><text:span text:style-name="T61">=</text:span><text:span text:style-name="T50"> </text:span>"CUSTOMERS","BY CM_NAME","WITH CM_STATUS = 'A'","CM_NAME CM_ADDR CM_PHONE CM_STATUS"</text:p>
      <text:p text:style-name="P2">The following will be inserted</text:p>
      <text:p text:style-name="P5">C4: =<text:span text:style-name="T58"> </text:span><text:span text:style-name="T60">DF_DATA_TYPE </text:span><text:span text:style-name="T61">= “Q</text:span><text:span text:style-name="T62">C </text:span>" <text:s/><text:span text:style-name="T65">for </text:span>CM_ADDR</text:p>
      <text:p text:style-name="P5">D4: =<text:span text:style-name="T60">DF_DATA_TYPE </text:span><text:span text:style-name="T61">= “Q</text:span><text:span text:style-name="T62">C </text:span>" <text:s/><text:span text:style-name="T65">for </text:span>CM_PHONE</text:p>
      <text:p text:style-name="P5">E4: =<text:span text:style-name="T34">s</text:span><text:span text:style-name="T60">DF_DATA_TYPE </text:span><text:span text:style-name="T61">= “Q</text:span><text:span text:style-name="T62">C </text:span><text:span text:style-name="T34">" <text:s/></text:span><text:span text:style-name="T65">for </text:span>CM_STATUS</text:p>
      <text:p text:style-name="P2"/>
      <text:p text:style-name="P7">Define <text:span text:style-name="T35">sdL</text:span>ookup:<text:span text:style-name="T58"> </text:span><text:span text:style-name="T60">DF_DATA_TYPE </text:span><text:span text:style-name="T61">= “</text:span><text:span text:style-name="T63">L</text:span><text:span text:style-name="T61">” </text:span><text:s/>3 parameters <text:span text:style-name="T60">DF_DATA_PARA </text:span><text:span text:style-name="T61">=</text:span><text:span text:style-name="T50"> “</text:span>File Name, Record Name/key, Field# or Dictionary Name”</text:p>
      <text:p text:style-name="P1"><text:tab/>File_Name - <text:span text:style-name="T35">SD</text:span> File Name to generate report from <text:s/>ie “SYSTEM_FILE”</text:p>
      <text:p text:style-name="P1"><text:tab/>Record Name/Key – Record to retrieve from File Name ie “COMPANY_RECORD”</text:p>
      <text:p text:style-name="P1"><text:tab/>Field# or Dictionary Name – Identifies the Field to return, value is displayed in Spreadsheet cell.</text:p>
      <text:p text:style-name="P8"><text:s/><text:span text:style-name="T60">DF_DATA_PARA </text:span><text:span text:style-name="T61">=</text:span><text:span text:style-name="T50"> “</text:span>SYSTEM_FILE","COMPANY_RECORD","F1"</text:p>
      <text:p text:style-name="P8"><text:s/><text:span text:style-name="T60">DF_DATA_PARA </text:span><text:span text:style-name="T61">=</text:span><text:span text:style-name="T50"> “</text:span>SYSTEM_FILE","COMPANY_RECORD","1")</text:p>
      <text:p text:style-name="P1"/>
      <text:p text:style-name="P9">Define <text:s/><text:span text:style-name="T35">sd</text:span>Replace: <text:span text:style-name="T58"><text:s/></text:span><text:span text:style-name="T60">DF_DATA_TYPE </text:span><text:span text:style-name="T61">= “</text:span><text:span text:style-name="T64">R </text:span><text:span text:style-name="T61"><text:s/></text:span>single parameter <text:s/><text:span text:style-name="T60">DF_DATA_PARA </text:span><text:span text:style-name="T61">= ”</text:span>Token”</text:p>
      <text:p text:style-name="P3"><text:tab/>This function creates a place hold for data (text) that is supplied by a <text:span text:style-name="T36">SD</text:span> program that calls the <text:span text:style-name="T36">SD</text:span> subroutine <text:s/><text:span text:style-name="T33">SD_</text:span><text:span text:style-name="T66">QWK_RPT </text:span>(via the Replace_String parameter, <text:s/>see below). <text:s/>The Token value is known to the <text:span text:style-name="T36">SD</text:span> Program <text:span text:style-name="T36">which</text:span> <text:s/><text:span text:style-name="T36">places the value in CELL REF</text:span></text:p>
      <text:p text:style-name="Standard"/>
      <text:p text:style-name="Standard"/>
      <text:p text:style-name="P1"><text:s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Courier New2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2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1pt" fo:language="en" fo:country="US" style:letter-kerning="false" style:font-name-asian="Calibri2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2" style:display-name="Heading 2" style:family="paragraph" style:parent-style-name="Standard" loext:linked-style-name="Heading_20_2_20_Char" style:default-outline-level="2" style:list-style-name="" style:class="text">
      <style:paragraph-properties fo:margin-top="0.1902in" fo:margin-bottom="0.1902in" style:contextual-spacing="true" fo:line-height="100%"/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HTML_20_Preformatted" style:display-name="HTML Preformatted" style:family="paragraph" style:parent-style-name="Standard" loext:linked-style-name="HTML_20_Preformatted_20_Char">
      <style:paragraph-properties fo:margin-top="0in" fo:margin-bottom="0in" style:contextual-spacing="false" fo:line-height="100%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1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2" style:font-family-complex="'Courier New'" style:font-family-generic-complex="system" style:font-pitch-complex="variable" style:font-size-complex="10pt"/>
    </style:style>
    <style:style style:name="Normal_20__28_Web_29_" style:display-name="Normal (Web)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HTML_20_Preformatted_20_Char" style:display-name="HTML Preformatted Char" style:family="text" style:parent-style-name="Default_20_Paragraph_20_Font" loext:linked-style-name="HTML_20_Preformatted">
      <style:text-properties style:font-name="Courier New1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2" style:font-family-complex="'Courier New'" style:font-family-generic-complex="system" style:font-pitch-complex="variable" style:font-size-complex="10pt"/>
    </style:style>
    <style:style style:name="sc3" style:family="text" style:parent-style-name="Default_20_Paragraph_20_Font"/>
    <style:style style:name="re1" style:family="text" style:parent-style-name="Default_20_Paragraph_20_Font"/>
    <style:style style:name="re0" style:family="text" style:parent-style-name="Default_20_Paragraph_20_Font"/>
    <style:style style:name="st0" style:family="text" style:parent-style-name="Default_20_Paragraph_20_Font"/>
    <style:style style:name="re2" style:family="text" style:parent-style-name="Default_20_Paragraph_20_Font"/>
    <style:style style:name="key" style:family="text" style:parent-style-name="Default_20_Paragraph_20_Font"/>
    <style:style style:name="sym" style:family="text" style:parent-style-name="Default_20_Paragraph_20_Font"/>
    <style:style style:name="num" style:family="text" style:parent-style-name="Default_20_Paragraph_20_Font"/>
    <style:style style:name="cmt" style:family="text" style:parent-style-name="Default_20_Paragraph_20_Font"/>
    <style:style style:name="HTML_20_Typewriter" style:display-name="HTML Typewriter" style:family="text" style:parent-style-name="Default_20_Paragraph_20_Font">
      <style:text-properties style:font-name="Courier New1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2" style:font-family-complex="'Courier New'" style:font-family-generic-complex="system" style:font-pitch-complex="variable" style:font-size-complex="10pt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Heading_20_2_20_Char" style:display-name="Heading 2 Char" style:family="text" style:parent-style-name="Default_20_Paragraph_20_Font" loext:linked-style-name="Heading_20_2"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ListLabel_20_1" style:display-name="ListLabel 1" style:family="text">
      <style:text-properties fo:font-size="10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>
      <style:text-properties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1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1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11in" fo:page-height="8.5in" style:num-format="1" style:print-orientation="landscape" fo:margin-top="0.5in" fo:margin-bottom="0.5in" fo:margin-left="0.5in" fo:margin-right="0.5in" style:writing-mode="lr-tb" style:layout-grid-color="#c0c0c0" style:layout-grid-lines="3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admin</meta:initial-creator>
    <meta:editing-cycles>209</meta:editing-cycles>
    <meta:creation-date>2016-05-20T18:10:00</meta:creation-date>
    <dc:date>2024-09-18T15:17:45.366000000</dc:date>
    <meta:editing-duration>P1DT4H56M32S</meta:editing-duration>
    <meta:generator>LibreOffice/24.2.5.2$Windows_X86_64 LibreOffice_project/bffef4ea93e59bebbeaf7f431bb02b1a39ee8a59</meta:generator>
    <meta:document-statistic meta:table-count="0" meta:image-count="0" meta:object-count="0" meta:page-count="8" meta:paragraph-count="182" meta:word-count="835" meta:character-count="6095" meta:non-whitespace-character-count="5144"/>
    <meta:user-defined meta:name="AppVersion">16.0000</meta:user-defined>
    <meta:template xlink:type="simple" xlink:actuate="onRequest" xlink:title="Normal.dotm" xlink:href=""/>
  </office:meta>
</office:document-meta>
</file>